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OpenSymbol"/>
    </style:style>
    <style:style style:name="P2" style:family="paragraph" style:parent-style-name="Standard">
      <loext:graphic-properties draw:fill="solid" draw:fill-color="#ffff00" draw:opacity="100%"/>
      <style:paragraph-properties fo:background-color="#ffff00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#ff33ff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background-color="#ffffff"/>
    </style:style>
    <style:style style:name="P8" style:family="paragraph" style:parent-style-name="Standard">
      <style:text-properties officeooo:rsid="0013a044" officeooo:paragraph-rsid="0013a044"/>
    </style:style>
    <style:style style:name="P9" style:family="paragraph" style:parent-style-name="Standard">
      <style:text-properties officeooo:rsid="0013a044" officeooo:paragraph-rsid="00153e81"/>
    </style:style>
    <style:style style:name="P10" style:family="paragraph" style:parent-style-name="Standard">
      <style:text-properties officeooo:rsid="001413f5" officeooo:paragraph-rsid="001413f5"/>
    </style:style>
    <style:style style:name="P11" style:family="paragraph" style:parent-style-name="Standard">
      <style:text-properties officeooo:rsid="00153e81" officeooo:paragraph-rsid="00153e81"/>
    </style:style>
    <style:style style:name="P12" style:family="paragraph" style:parent-style-name="Standard">
      <style:text-properties officeooo:rsid="00167b19" officeooo:paragraph-rsid="002d32fd"/>
    </style:style>
    <style:style style:name="P13" style:family="paragraph" style:parent-style-name="Standard">
      <style:text-properties officeooo:rsid="001a2bb0" officeooo:paragraph-rsid="001a2bb0"/>
    </style:style>
    <style:style style:name="P14" style:family="paragraph" style:parent-style-name="Standard">
      <style:text-properties officeooo:rsid="001a65e4" officeooo:paragraph-rsid="001a65e4"/>
    </style:style>
    <style:style style:name="P15" style:family="paragraph" style:parent-style-name="Standard">
      <style:text-properties officeooo:rsid="001dbaaf" officeooo:paragraph-rsid="001dbaaf"/>
    </style:style>
    <style:style style:name="P16" style:family="paragraph" style:parent-style-name="Standard">
      <style:text-properties officeooo:rsid="001e6311" officeooo:paragraph-rsid="001e6311"/>
    </style:style>
    <style:style style:name="P17" style:family="paragraph" style:parent-style-name="Standard">
      <style:text-properties officeooo:rsid="001e6311" officeooo:paragraph-rsid="0022bfa2"/>
    </style:style>
    <style:style style:name="P18" style:family="paragraph" style:parent-style-name="Standard">
      <style:text-properties officeooo:rsid="001f6330" officeooo:paragraph-rsid="001f6330"/>
    </style:style>
    <style:style style:name="P19" style:family="paragraph" style:parent-style-name="Standard">
      <style:text-properties officeooo:rsid="00204209" officeooo:paragraph-rsid="0022bfa2"/>
    </style:style>
    <style:style style:name="P20" style:family="paragraph" style:parent-style-name="Standard">
      <style:text-properties officeooo:rsid="0020b120" officeooo:paragraph-rsid="0030b04a"/>
    </style:style>
    <style:style style:name="P21" style:family="paragraph" style:parent-style-name="Standard">
      <style:text-properties officeooo:rsid="0021519d" officeooo:paragraph-rsid="0021519d"/>
    </style:style>
    <style:style style:name="P22" style:family="paragraph" style:parent-style-name="Standard">
      <style:text-properties officeooo:rsid="002d32fd" officeooo:paragraph-rsid="002d32fd"/>
    </style:style>
    <style:style style:name="P23" style:family="paragraph" style:parent-style-name="Standard" style:master-page-name="MP0">
      <style:paragraph-properties style:page-number="auto" fo:break-before="page"/>
    </style:style>
    <style:style style:name="P24" style:family="paragraph" style:parent-style-name="Standard">
      <style:text-properties officeooo:rsid="002ed51b" officeooo:paragraph-rsid="0030b04a"/>
    </style:style>
    <style:style style:name="P25" style:family="paragraph" style:parent-style-name="Standard">
      <style:text-properties officeooo:rsid="001dbaaf" officeooo:paragraph-rsid="001dbaaf"/>
    </style:style>
    <style:style style:name="P26" style:family="paragraph" style:parent-style-name="Standard">
      <style:text-properties officeooo:rsid="001e6311" officeooo:paragraph-rsid="001e6311"/>
    </style:style>
    <style:style style:name="P27" style:family="paragraph" style:parent-style-name="Standard">
      <style:text-properties officeooo:rsid="001a65e4" officeooo:paragraph-rsid="0034cb90"/>
    </style:style>
    <style:style style:name="T1" style:family="text">
      <style:text-properties style:font-name="OpenSymbol"/>
    </style:style>
    <style:style style:name="T2" style:family="text">
      <style:text-properties style:font-name="OpenSymbol" fo:background-color="#00ff66" loext:char-shading-value="0"/>
    </style:style>
    <style:style style:name="T3" style:family="text">
      <style:text-properties style:font-name="OpenSymbol" fo:background-color="#ffff00" loext:char-shading-value="0"/>
    </style:style>
    <style:style style:name="T4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6" style:family="text">
      <style:text-properties style:font-name="OpenSymbol" fo:background-color="#ffffff" loext:char-shading-value="0"/>
    </style:style>
    <style:style style:name="T7" style:family="text">
      <style:text-properties fo:background-color="#00ff66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language="fr" fo:country="FR"/>
    </style:style>
    <style:style style:name="T13" style:family="text">
      <style:text-properties officeooo:rsid="001bce39"/>
    </style:style>
    <style:style style:name="T14" style:family="text">
      <style:text-properties officeooo:rsid="0020b120"/>
    </style:style>
    <style:style style:name="T15" style:family="text">
      <style:text-properties officeooo:rsid="0027ad70"/>
    </style:style>
    <style:style style:name="T16" style:family="text">
      <style:text-properties officeooo:rsid="002d32fd"/>
    </style:style>
    <style:style style:name="T17" style:family="text">
      <style:text-properties officeooo:rsid="0030b04a"/>
    </style:style>
    <style:style style:name="T18" style:family="text">
      <style:text-properties officeooo:rsid="0031a826"/>
    </style:style>
    <style:style style:name="T19" style:family="text">
      <style:text-properties officeooo:rsid="00332f71"/>
    </style:style>
    <style:style style:name="T20" style:family="text">
      <style:text-properties officeooo:rsid="0033b073"/>
    </style:style>
    <style:style style:name="T21" style:family="text">
      <style:text-properties officeooo:rsid="003404bb"/>
    </style:style>
    <style:style style:name="T22" style:family="text">
      <style:text-properties officeooo:rsid="0034cb90"/>
    </style:style>
    <style:style style:name="T23" style:family="text">
      <style:text-properties officeooo:rsid="003617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ous sont des Humains, ils ont donc des certaines caractéristiques</text:p>
      <text:p text:style-name="Standard">communes et d'autres spécifiques, au minimum dans les caractéristiques communes nous aurons peux se faire exclure :etreExclue</text:p>
      <text:p text:style-name="Standard">peux ne pas etre servie:etreServi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P1">Humain</text:p>
      <text:p text:style-name="Standard"><text:span text:style-name="Police_20_par_20_défaut"><text:span text:style-name="T2">• </text:span></text:span><text:span text:style-name="Police_20_par_20_défaut"><text:span text:style-name="T7">Un prénom, final</text:span></text:span></text:p>
      <text:p text:style-name="Standard"><text:span text:style-name="Police_20_par_20_défaut"><text:span text:style-name="T2">• </text:span></text:span><text:span text:style-name="Police_20_par_20_défaut"><text:span text:style-name="T7">Un surnom</text:span></text:span></text:p>
      <text:p text:style-name="Standard"><text:span text:style-name="Police_20_par_20_défaut"><text:span text:style-name="T2">• </text:span></text:span><text:span text:style-name="Police_20_par_20_défaut"><text:span text:style-name="T7">Un porte-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une cote de popularité (modifié par action)? Quelles action?</text:span></text:span></text:p>
      <text:p text:style-name="Standard"><text:span text:style-name="Police_20_par_20_défaut"><text:span text:style-name="T2">• </text:span></text:span><text:span text:style-name="Police_20_par_20_défaut"><text:span text:style-name="T7">un cri significatif</text:span></text:span></text:p>
      <text:p text:style-name="Standard"/>
      <text:p text:style-name="Standard"/>
      <text:p text:style-name="Standard"><text:tab/></text:p>
      <text:p text:style-name="Standard"><text:span text:style-name="Police_20_par_20_défaut"><text:span text:style-name="T2">• </text:span></text:span><text:span text:style-name="Police_20_par_20_défaut"><text:span text:style-name="T7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// seul cas du serveur traité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P2"><text:span text:style-name="Police_20_par_20_défaut"><text:span text:style-name="T1">• </text:span></text:span>se présenter(alcolémie): voir AbstractClient</text:p>
      <text:p text:style-name="Standard"/>
      <text:p text:style-name="Standard">Client</text:p>
      <text:p text:style-name="P1"/>
      <text:p text:style-name="Standard"><text:span text:style-name="Police_20_par_20_défaut"><text:span text:style-name="T2">• </text:span></text:span><text:span text:style-name="Police_20_par_20_défaut"><text:span text:style-name="T7">Une boisson favorite</text:span></text:span></text:p>
      <text:p text:style-name="Standard"><text:span text:style-name="Police_20_par_20_défaut"><text:span text:style-name="T5">• </text:span></text:span><text:span text:style-name="Police_20_par_20_défaut"><text:span text:style-name="T10">Une boisson favorite de secours (au cas où le bar tombe en rupture de stock de la</text:span></text:span></text:p>
      <text:p text:style-name="P3">boisson favorite)</text:p>
      <text:p text:style-name="Standard"><text:span text:style-name="Police_20_par_20_défaut"><text:span text:style-name="T2">• </text:span></text:span><text:span text:style-name="Police_20_par_20_défaut"><text:span text:style-name="T7">un niveau représentant sont degré d’alcoolémie</text:span></text:span></text:p>
      <text:p text:style-name="Standard"><text:span text:style-name="Police_20_par_20_défaut"><text:span text:style-name="T6">• </text:span></text:span><text:span text:style-name="Police_20_par_20_défaut"><text:span text:style-name="T11">la possibilité de se faire offrir un verre</text:span></text:span></text:p>
      <text:p text:style-name="Standard"><text:span text:style-name="Police_20_par_20_défaut"><text:span text:style-name="T4">• </text:span></text:span><text:span text:style-name="Police_20_par_20_défaut"><text:span text:style-name="T9">une manière de se présenter complémentaire</text:span></text:span></text:p>
      <text:p text:style-name="Standard"><text:span text:style-name="Police_20_par_20_défaut"><text:span text:style-name="T4">• </text:span></text:span><text:span text:style-name="Police_20_par_20_défaut"><text:span text:style-name="T9">regularité //permet de devenir une femme et inversement</text:span></text:span></text:p>
      <text:p text:style-name="Standard"/>
      <text:p text:style-name="Standard"><text:tab/></text:p>
      <text:p text:style-name="Standard">La fonction sex fait partie de l'interface HommeOuFemme à redéfinir (ex: getMaxN)</text:p>
      <text:p text:style-name="Standard">OU séparer la déclaration: décision la plus simp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Barman</text:p>
      <text:p text:style-name="Standard">le seul qui a accès aux stocks du bar</text:p>
      <text:p text:style-name="Standard"><text:soft-page-break/>il ne boit rien d'autre que des boissons sans alcool</text:p>
      <text:p text:style-name="Standard">il ne paye pas ses consommations mais peut se faire offrir à boire</text:p>
      <text:p text:style-name="Standard">Cas exceptionnels client régulier qui dépense beaucoup, il peut offrir un verre qu'il règle.</text:p>
      <text:p text:style-name="Standard">Il est le seul à gérer la Caisse</text:p>
      <text:p text:style-name="Standard">Barman peut donner la caisse</text:p>
      <text:p text:style-name="Standard">Il peut donc <text:tab/> de l'argent des Clients et des Serveurs, et rendre la monnaie</text:p>
      <text:p text:style-name="Standard">Toutes ses phrases par « coco »</text:p>
      <text:p text:style-name="Standard">Accès etreExclu, etreServi</text:p>
      <text:p text:style-name="Standard">peut Exclure</text:p>
      <text:p text:style-name="Standard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PATRONNE</text:p>
      <text:p text:style-name="Standard">La patronne donc, peut être une Cliente</text:p>
      <text:p text:style-name="Standard">Récupérer l'argent de la Caisse que le Barman lui donne lorsqu'il y a trop de liquidité dans celle-ci.</text:p>
      <text:p text:style-name="Standard">offrir à boire (mais dans ce cas là elle n'a rien à payer),</text:p>
      <text:p text:style-name="Standard">ordonner au Barman/Serveur de ne plus servir un client qui n'est visiblement plus en état, enfin</text:p>
      <text:p text:style-name="Standard">elle peut faire exclure (temporairement bien sûr) un client qui fait de la résistance.</text:p>
      <text:p text:style-name="Standard"/>
      <text:p text:style-name="P1">Patronne</text:p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3">• </text:span></text:span><text:span text:style-name="Police_20_par_20_défaut"><text:span text:style-name="T8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><text:tab/></text:p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SERVEUR</text:p>
      <text:p text:style-name="P6"/>
      <text:p text:style-name="P6"/>
      <text:p text:style-name="P7">Pour ce qui est des Serveurs/Serveuses, nous distinguerons les Hommes des Femmes par la taille du</text:p>
      <text:p text:style-name="Standard">biceps des premier (il en faut pour virer les clients) et le coefficient de charme des serveuses.</text:p>
      <text:p text:style-name="Standard">Dans tous les cas les Serveurs ne consomment rien d'autre que de l'eau. Override boire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Standard"/>
      <text:p text:style-name="Standard"/>
      <text:p text:style-name="P6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>Peut exclure</text:p>
      <text:p text:style-name="Standard">accès à etreExclu , etreServi</text:p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>Le Fournisseur ne fait rien d'autre que recevoir une commande d'un Barman,</text:p>
      <text:p text:style-name="Standard">livrer,</text:p>
      <text:p text:style-name="Standard">et se faire payer par la Patronne.</text:p>
      <text:p text:style-name="Standard"/>
      <text:p text:style-name="Standard">Le Bar propose a donc un nom (généralement « Chez nom_de_la_patronne »,</text:p>
      <text:p text:style-name="Standard"><text:s/>une Patronne, du personnel,</text:p>
      <text:p text:style-name="Standard"><text:soft-page-break/><text:s/>des Clients,</text:p>
      <text:p text:style-name="Standard">des Tables (maximum 4 personnes peuvent s'asseoir à une table),</text:p>
      <text:p text:style-name="Standard"><text:s/>un ensemble de consommation proposées.</text:p>
      <text:p text:style-name="Standard"/>
      <text:p text:style-name="Standard">Les Boissons peuvent être avec ou sans alcool,</text:p>
      <text:p text:style-name="Standard">pour chaque boisson alcoolisée un nombre de points d'alcool qu'ingurgitera le Client par verre. Chaque boisson a un prix de vente<text:span text:style-name="Police_20_par_20_défaut"><text:span text:style-name="T12"> </text:span></text:span>et un<text:span text:style-name="Police_20_par_20_défaut"><text:span text:style-name="T12"> </text:span></text:span>prix d'achat.</text:p>
      <text:p text:style-name="Standard"/>
      <text:p text:style-name="Standard"/>
      <text:p text:style-name="Standard"/>
      <text:p text:style-name="Standard"/>
      <text:p text:style-name="Standard">Objectif1: Faire un client commander une boisson à un serveur</text:p>
      <text:p text:style-name="Standard">-commander une boisson</text:p>
      <text:p text:style-name="Standard">-payer la boisson</text:p>
      <text:p text:style-name="Standard">-boire la boisson</text:p>
      <text:p text:style-name="Standard"/>
      <text:p text:style-name="Standard">Objectif 2: Faire le serveur rapporter l'argent au barman puis mettre dans la Caisse</text:p>
      <text:p text:style-name="Standard">-donner monnaie au barman</text:p>
      <text:p text:style-name="Standard">-mettre la monnaie dans la caisse</text:p>
      <text:p text:style-name="Standard"/>
      <text:p text:style-name="Standard">-créer le Stockage :exitse// get qt// set qt //</text:p>
      <text:p text:style-name="Standard">-créer des tests pour abstract</text:p>
      <text:p text:style-name="Standard"/>
      <text:p text:style-name="P8">Il faut réflechir au concept de l'administration parce que pour l'instant , si j'ai la patronne je peux acceder à tout le bar. </text:p>
      <text:p text:style-name="P8">Exemple de cas mal gérer:…</text:p>
      <text:p text:style-name="P8"/>
      <text:p text:style-name="P8"/>
      <text:p text:style-name="P10">Interface utilisateur:</text:p>
      <text:p text:style-name="P10">On peut controller char personnes/</text:p>
      <text:p text:style-name="P11">exemple d'instruction</text:p>
      <text:p text:style-name="P11"><text:s/></text:p>
      <text:p text:style-name="P9"/>
      <text:p text:style-name="P14">acces au menu</text:p>
      <text:p text:style-name="P14"><text:tab/>//<text:span text:style-name="T13">configuartion assité :1<text:line-break/><text:tab/>//configuration automatique:2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7"><text:span text:style-name="T22">A)</text:span>acces au menu</text:p>
      <text:p text:style-name="P27"><text:tab/><text:span text:style-name="T22">1:configuartion assité :1<text:line-break/><text:tab/>2:configuration automatique:2</text:span></text:p>
      <text:p text:style-name="P15"/>
      <text:p text:style-name="P15"><text:span text:style-name="T23">B)</text:span>configurer nom patronne</text:p>
      <text:p text:style-name="P15"><text:tab/>//bar créer avec barman &lt;=patronne et zero client</text:p>
      <text:p text:style-name="P16"/>
      <text:p text:style-name="P16"/>
      <text:p text:style-name="P16"/>
      <text:p text:style-name="P16">1:creer et modifier personnage</text:p>
      <text:p text:style-name="P17"><text:s/><text:tab/><text:span text:style-name="T16">1:créer client </text:span></text:p>
      <text:p text:style-name="P19"><text:tab/><text:span text:style-name="T16">2:</text:span>créer fournisseur</text:p>
      <text:p text:style-name="P19"><text:tab/><text:span text:style-name="T16">3:</text:span>créer barman </text:p>
      <text:p text:style-name="P19"><text:tab/><text:span text:style-name="T16">4:</text:span>créer serveur //<text:span text:style-name="T14">créer: créer une instance et l'ajouter à la liste</text:span></text:p>
      <text:p text:style-name="P19"><text:tab/><text:span text:style-name="T16">5:modifier //affiche liste des persos et leur attribut</text:span></text:p>
      <text:p text:style-name="P19"><text:tab/><text:span text:style-name="T16">6:supprimer (client,serveur)</text:span><text:tab/></text:p>
      <text:p text:style-name="P18">2:<text:span text:style-name="T15">Tounois</text:span></text:p>
      <text:p text:style-name="P18"><text:tab/><text:span text:style-name="T16">1:créer tournois</text:span></text:p>
      <text:p text:style-name="P18"><text:tab/><text:span text:style-name="T16">2:lancer les tournois</text:span></text:p>
      <text:p text:style-name="P18"><text:tab/></text:p>
      <text:p text:style-name="P18"/>
      <text:p text:style-name="P18"/>
      <text:p text:style-name="P21">3:utiliser personnage <text:s/>// <text:span text:style-name="T21">trier par fonction puis par prénom</text:span></text:p>
      <text:p text:style-name="P20"><text:tab/><text:span text:style-name="T17">0:trouver un perso par son prénom</text:span></text:p>
      <text:p text:style-name="P20"><text:tab/><text:tab/></text:p>
      <text:p text:style-name="P24"><text:tab/>1:patronne</text:p>
      <text:p text:style-name="P20"><text:tab/><text:tab/><text:span text:style-name="T18">N:activiter humain</text:span></text:p>
      <text:p text:style-name="P20"><text:tab/><text:tab/><text:span text:style-name="T18">N+1:recupérer caisse</text:span></text:p>
      <text:p text:style-name="P20"><text:tab/><text:tab/><text:span text:style-name="T19">N+2:Exclure client</text:span></text:p>
      <text:p text:style-name="P20"><text:tab/><text:tab/><text:span text:style-name="T20">N+3:virer client</text:span></text:p>
      <text:p text:style-name="P13"><text:tab/><text:span text:style-name="T16">2:barman</text:span></text:p>
      <text:p text:style-name="P22"><text:tab/>3:serveur</text:p>
      <text:p text:style-name="P12"><text:tab/><text:span text:style-name="T16">4:clients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09-04-16T11:32:00Z</meta:creation-date>
    <dc:date>2017-11-09T09:34:22.366000000</dc:date>
    <meta:editing-cycles>99</meta:editing-cycles>
    <meta:editing-duration>PT15H35M20S</meta:editing-duration>
    <meta:document-statistic meta:table-count="0" meta:image-count="0" meta:object-count="0" meta:page-count="6" meta:paragraph-count="166" meta:word-count="1027" meta:character-count="6628" meta:non-whitespace-character-count="571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